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an serif" svg:font-family="'San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Heading_20_2">
      <style:text-properties fo:font-size="16pt" style:font-size-asian="16pt" style:font-size-complex="16pt"/>
    </style:style>
    <style:style style:name="P2" style:family="paragraph" style:parent-style-name="Heading_20_3">
      <style:text-properties fo:font-size="16pt" style:font-size-asian="16pt" style:font-size-complex="16pt"/>
    </style:style>
    <style:style style:name="P3" style:family="paragraph" style:parent-style-name="Heading_20_3">
      <style:text-properties fo:font-size="16pt" officeooo:paragraph-rsid="001fcbc6" style:font-size-asian="16pt" style:font-size-complex="16pt"/>
    </style:style>
    <style:style style:name="P4" style:family="paragraph" style:parent-style-name="Heading_20_3">
      <style:text-properties fo:font-size="15pt" style:font-size-asian="15pt" style:font-size-complex="15pt"/>
    </style:style>
    <style:style style:name="P5" style:family="paragraph" style:parent-style-name="Standard">
      <style:paragraph-properties fo:text-align="center" style:justify-single-word="false"/>
      <style:text-properties officeooo:paragraph-rsid="001cf978"/>
    </style:style>
    <style:style style:name="P6" style:family="paragraph" style:parent-style-name="Standard">
      <style:paragraph-properties fo:text-align="center" style:justify-single-word="false"/>
      <style:text-properties officeooo:rsid="00171030" officeooo:paragraph-rsid="00171030"/>
    </style:style>
    <style:style style:name="P7" style:family="paragraph" style:parent-style-name="Standard">
      <style:paragraph-properties fo:text-align="center" style:justify-single-word="false"/>
      <style:text-properties officeooo:rsid="00171030" officeooo:paragraph-rsid="0017f8ae"/>
    </style:style>
    <style:style style:name="P8" style:family="paragraph" style:parent-style-name="Standard">
      <style:paragraph-properties fo:text-align="center" style:justify-single-word="false"/>
      <style:text-properties officeooo:rsid="00171030" officeooo:paragraph-rsid="0019d1db"/>
    </style:style>
    <style:style style:name="P9" style:family="paragraph" style:parent-style-name="Standard">
      <style:paragraph-properties fo:text-align="start" style:justify-single-word="false"/>
      <style:text-properties officeooo:rsid="00171030" officeooo:paragraph-rsid="00171030"/>
    </style:style>
    <style:style style:name="P10" style:family="paragraph" style:parent-style-name="Standard">
      <style:paragraph-properties fo:text-align="center" style:justify-single-word="false"/>
      <style:text-properties fo:font-size="22pt" officeooo:rsid="00171030" officeooo:paragraph-rsid="00171030" style:font-size-asian="22pt" style:font-size-complex="22pt"/>
    </style:style>
    <style:style style:name="P11" style:family="paragraph" style:parent-style-name="Standard">
      <style:paragraph-properties fo:text-align="center" style:justify-single-word="false"/>
      <style:text-properties fo:font-weight="bold" officeooo:paragraph-rsid="001ae3a8" style:font-weight-asian="bold" style:font-weight-complex="bold"/>
    </style:style>
    <style:style style:name="P12" style:family="paragraph" style:parent-style-name="Standard">
      <style:paragraph-properties fo:text-align="start" style:justify-single-word="false"/>
      <style:text-properties fo:font-size="16pt" officeooo:paragraph-rsid="001b4714" style:font-size-asian="16pt" style:font-size-complex="16pt"/>
    </style:style>
    <style:style style:name="P13" style:family="paragraph" style:parent-style-name="Text_20_body">
      <style:text-properties fo:font-size="16pt" style:font-size-asian="16pt" style:font-size-complex="16pt"/>
    </style:style>
    <style:style style:name="P14" style:family="paragraph" style:parent-style-name="Text_20_body" style:list-style-name="L1">
      <style:text-properties fo:font-size="16pt" style:font-size-asian="16pt" style:font-size-complex="16pt"/>
    </style:style>
    <style:style style:name="P15" style:family="paragraph" style:parent-style-name="Text_20_body">
      <style:paragraph-properties fo:text-align="start" style:justify-single-word="false"/>
      <style:text-properties fo:font-size="16pt" officeooo:rsid="00171030" officeooo:paragraph-rsid="00171030" style:font-size-asian="16pt" style:font-size-complex="16pt"/>
    </style:style>
    <style:style style:name="P16" style:family="paragraph" style:parent-style-name="Text_20_body" style:list-style-name="L2">
      <style:text-properties fo:font-size="16pt" style:font-size-asian="16pt" style:font-size-complex="16pt"/>
    </style:style>
    <style:style style:name="P17" style:family="paragraph" style:parent-style-name="Text_20_body">
      <style:paragraph-properties fo:text-align="start" style:justify-single-word="false"/>
      <style:text-properties fo:font-size="16pt" style:font-size-asian="16pt" style:font-size-complex="16pt"/>
    </style:style>
    <style:style style:name="P18" style:family="paragraph" style:parent-style-name="Text_20_body" style:list-style-name="L3">
      <style:text-properties fo:font-size="16pt" style:font-size-asian="16pt" style:font-size-complex="16pt"/>
    </style:style>
    <style:style style:name="P19" style:family="paragraph" style:parent-style-name="Text_20_body" style:list-style-name="L4"/>
    <style:style style:name="P20" style:family="paragraph" style:parent-style-name="Text_20_body">
      <style:text-properties fo:font-size="15pt" style:font-size-asian="15pt" style:font-size-complex="15pt"/>
    </style:style>
    <style:style style:name="P21" style:family="paragraph" style:parent-style-name="Text_20_body">
      <style:text-properties officeooo:paragraph-rsid="001fcbc6"/>
    </style:style>
    <style:style style:name="P22" style:family="paragraph" style:parent-style-name="Text_20_body" style:list-style-name="L1">
      <style:paragraph-properties fo:margin-top="0cm" fo:margin-bottom="0cm" loext:contextual-spacing="false"/>
      <style:text-properties fo:font-size="16pt" style:font-size-asian="16pt" style:font-size-complex="16pt"/>
    </style:style>
    <style:style style:name="P23" style:family="paragraph" style:parent-style-name="Text_20_body" style:list-style-name="L2">
      <style:paragraph-properties fo:margin-top="0cm" fo:margin-bottom="0cm" loext:contextual-spacing="false"/>
      <style:text-properties fo:font-size="16pt" style:font-size-asian="16pt" style:font-size-complex="16pt"/>
    </style:style>
    <style:style style:name="P24" style:family="paragraph" style:parent-style-name="Text_20_body" style:list-style-name="L3">
      <style:paragraph-properties fo:margin-top="0cm" fo:margin-bottom="0cm" loext:contextual-spacing="false"/>
      <style:text-properties fo:font-size="16pt" style:font-size-asian="16pt" style:font-size-complex="16pt"/>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T1" style:family="text">
      <style:text-properties fo:font-size="22pt" style:font-size-asian="22pt" style:font-size-complex="22pt"/>
    </style:style>
    <style:style style:name="T2" style:family="text">
      <style:text-properties fo:font-size="16pt" style:font-size-asian="16pt" style:font-size-complex="16pt"/>
    </style:style>
    <style:style style:name="T3" style:family="text">
      <style:text-properties fo:font-size="16pt" officeooo:rsid="0017f8ae" style:font-size-asian="16pt" style:font-size-complex="16pt"/>
    </style:style>
    <style:style style:name="T4" style:family="text">
      <style:text-properties fo:font-size="16pt" officeooo:rsid="001ac03a" style:font-size-asian="16pt" style:font-size-complex="16pt"/>
    </style:style>
    <style:style style:name="T5" style:family="text">
      <style:text-properties fo:font-size="16pt" officeooo:rsid="001f8441" style:font-size-asian="16pt" style:font-size-complex="16pt"/>
    </style:style>
    <style:style style:name="T6" style:family="text">
      <style:text-properties fo:font-size="16pt" officeooo:rsid="001fcbc6" style:font-size-asian="16pt" style:font-size-complex="16pt"/>
    </style:style>
    <style:style style:name="T7" style:family="text">
      <style:text-properties fo:font-size="16pt" officeooo:rsid="002212ab" style:font-size-asian="16pt" style:font-size-complex="16pt"/>
    </style:style>
    <style:style style:name="T8" style:family="text">
      <style:text-properties fo:font-size="16pt" officeooo:rsid="00228bc6" style:font-size-asian="16pt" style:font-size-complex="16pt"/>
    </style:style>
    <style:style style:name="T9" style:family="text">
      <style:text-properties fo:font-size="18pt" style:font-size-asian="18pt" style:font-size-complex="18pt"/>
    </style:style>
    <style:style style:name="T10" style:family="text">
      <style:text-properties fo:font-size="18pt" officeooo:rsid="0019d1db" style:font-size-asian="18pt" style:font-size-complex="18pt"/>
    </style:style>
    <style:style style:name="T11" style:family="text">
      <style:text-properties fo:font-size="18pt" officeooo:rsid="001ae3a8" style:font-size-asian="18pt" style:font-size-complex="18pt"/>
    </style:style>
    <style:style style:name="T12" style:family="text">
      <style:text-properties fo:font-size="18pt" fo:font-weight="bold" officeooo:rsid="001ae3a8" style:font-size-asian="18pt" style:font-weight-asian="bold" style:font-size-complex="18pt" style:font-weight-complex="bold"/>
    </style:style>
    <style:style style:name="T13" style:family="text">
      <style:text-properties fo:font-size="18pt" fo:font-weight="bold" officeooo:rsid="001cf978" style:font-size-asian="18pt" style:font-weight-asian="bold" style:font-size-complex="18pt" style:font-weight-complex="bold"/>
    </style:style>
    <style:style style:name="T14" style:family="text">
      <style:text-properties fo:font-size="18pt" fo:font-weight="bold" officeooo:rsid="001e4403" style:font-size-asian="18pt" style:font-weight-asian="bold" style:font-size-complex="18pt" style:font-weight-complex="bold"/>
    </style:style>
    <style:style style:name="T15" style:family="text">
      <style:text-properties officeooo:rsid="001ae3a8"/>
    </style:style>
    <style:style style:name="T16" style:family="text">
      <style:text-properties fo:font-weight="bold" officeooo:rsid="001ae3a8" style:font-weight-asian="bold" style:font-weight-complex="bold"/>
    </style:style>
    <style:style style:name="T17" style:family="text">
      <style:text-properties officeooo:rsid="001fb0a8"/>
    </style:style>
    <style:style style:name="T18" style:family="text">
      <style:text-properties officeooo:rsid="0021c66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tualização dos sistemas operacionais</text:p>
      <text:p text:style-name="P6"/>
      <text:p text:style-name="P9"/>
      <text:p text:style-name="P8"><text:span text:style-name="T9">A IMPORTÂNCIA DE ATUALIZAR O SISTEMA OPERACIONAL</text:span><text:line-break/><text:line-break/><text:span text:style-name="T2">Todos os dias dezenas de ameaças são criadas para explorar as vulnerabilidades dos sistemas operacionais, essas vulnerabilidades provém de códigos problemáticos ou simplesmente mal analisados por programadores responsáveis por sua criação, aí que entram os especialistas que jogam do "lado negro da força", programadores geniais que utilizam seu conhecimento para enganar o sistema e ter o total controle dos seus arquivos, são os responsáveis por criar códigos maliciosos capazes de destruir ou roubar informações e utilizarem isso para os mais diversos fins.</text:span></text:p>
      <text:p text:style-name="P8"><text:line-break/><text:line-break/><text:span text:style-name="T9">POR QUE ATUALIZAR?</text:span><text:line-break/><text:span text:style-name="T2">Uma das formas eficientes de se proteger, mesmo antes de comprarmos soluções especializadas como antivírus, firewalls etc. É a atualização do sistema operacional, disponibilizada pelo próprio fabricante.<text:line-break/><text:line-break/>A frequente atualização do sistema operacional impede que softwares maliciosos se alojem no sistema sem nossa permissão e o que é pior muitas vezes sem nosso conhecimento.<text:line-break/><text:line-break/>Imagine o prejuízo que pode causar ter seu sistema parado várias horas por causa de um simples virus, essa situação pode ser ainda pior, quando as informações vitais da empresa são destruídas de forma irreparável e um cenário ainda pior quando não se possui uma cópia de segurança (backup) das informações<text:line-break/>Os vírus e outros malwares (softwares mal intencionados) são responsáveis por grandes prejuízos entre empresas que possuem suas informações armazenadas em meios digitais, muitas vezes, prejuízos causados por este motivo nem chegam a ser divulgados pois poderia acarretar uma perda de confiança por parte dos clientes.</text:span></text:p>
      <text:p text:style-name="P7"><text:span text:style-name="T2"><text:line-break/></text:span><text:line-break/><text:span text:style-name="T9">COMO FUNCIONA A ATUALIZAÇÃO ?</text:span><text:line-break/><text:line-break/><text:span text:style-name="T2">Bem, antes de analisar a atualização vamos utilizar como exemplo um </text:span><text:soft-page-break/><text:span text:style-name="T2">virus recente, o Conficker, este malware explora uma vulnerabilidade existente em sistemas operacionais Microsoft, especificamente um serviço chamado RPC (Remote Procedure Call), para manter as coisas simples e fáceis de entender, veja o RPC como sendo uma tecnologia de comunicação entre clientes e servidores em sistemas Windows que provê uma comunicação transparente entre os dispositivos envolvidos, obviamente este serviço necessita de autenticação por parte do usuário que tenta se comunicar com um servidor RPC.<text:line-break/><text:line-break/>O Conficker e suas variantes utilizam uma vulnerabilidade deste sistema para se infiltrar na m</text:span><text:span text:style-name="T4">á</text:span><text:span text:style-name="T2">quina do usu</text:span><text:span text:style-name="T4">á</text:span><text:span text:style-name="T2">rio utilizando o RPC sem autenticação, imagine que um desconhecido queira entrar em sua casa, para que você permita sua entrada será¡ necessário a apresentação de uma credencial como um crachá¡ de uma empresa, um nome, um uniforme entre tantas outras forma possíveis, agora imagine que essa pessoa seja o Conficker e ele entre na sua casa sem nem mesmo você saber, certo, mas qual foi sua falha? Não ter um porteiro? Um segurança? Ou você ter deixado a porta aberta? Vamos continuar lendo, assim as coisas se tornarão mais claras.<text:line-break/><text:line-break/>Quando atualizamos o sistema operacional, a empresa responsável por seu desenvolvimento irá fazer as correções nas vulnerabilidades, no caso ainda do Conficker a Microsoft precisa corrigir algumas falhas ou falta de um código que implementa a segurança do serviço RPC, neste caso, seria o mesmo que colocar mais uma pessoa em sua casa, o porteiro, por exemplo, ao menos agora você tem alguém para pedir a credencial de pessoas desconhecidas.</text:span></text:p>
      <text:p text:style-name="P7"><text:line-break/><text:line-break/><text:span text:style-name="T9">E O ANTIV</text:span><text:span text:style-name="T10">Í</text:span><text:span text:style-name="T9">RUS? NÃO É NECESSÁRIO?</text:span><text:line-break/><text:line-break/><text:span text:style-name="T2">Bem, o antivírus trabalha junto com o sistema operacional e sozinho, ou seja, sem manter seu sistema atualizado também não pode garantir 100% de segurança, voltando ainda a nossa analogia sobre casas, porteiros etc, o anti-v</text:span><text:span text:style-name="T3">í</text:span><text:span text:style-name="T2">rus seria um médico que depois que o porteiro permita a entrada de um certo indivíduo o mesmo teria que passar ainda por um exame antes de entrar em sua casa e espalhar o vírus da gripe suína por exemplo.</text:span></text:p>
      <text:p text:style-name="P7"><text:span text:style-name="T2"/></text:p>
      <text:p text:style-name="P7"><text:span text:style-name="T2"/></text:p>
      <text:p text:style-name="P11"><text:span text:style-name="T11">5 benefícios ao atualizar o sistema</text:span></text:p>
      <text:p text:style-name="P11"><text:soft-page-break/><text:span text:style-name="T11"/></text:p>
      <text:p text:style-name="P12"><text:span text:style-name="T16">1 -</text:span><text:span text:style-name="T15"> </text:span><text:span text:style-name="T16">Correção de falhas</text:span></text:p>
      <text:p text:style-name="Text_20_body"><text:span text:style-name="T2">Grande parte das mudanças em atualizações de sistema operacional tem a ver com a correção de falhas e bugs que o próprio SO pode apresentar em determinadas situações. Esses são pequenos problemas que podem levar a grandes consequências, como o corrompimento de dados, comportamento não desejado de ferramentas e até </text:span><text:span text:style-name="Emphasis"><text:span text:style-name="T2">crashes</text:span></text:span><text:span text:style-name="T2"> que façam o usuário perder trabalhos que não foram salvos. Atualizar o sistema minimiza esse tipo de questão, já que os desenvolvedores estão diariamente identificando e eliminando a origem das falhas.</text:span></text:p>
      <text:p text:style-name="Text_20_body"><text:span text:style-name="T2"/></text:p>
      <text:h text:style-name="P2" text:outline-level="3">2. Aumento de performance</text:h>
      <text:p text:style-name="P13">Além de corrigir falhas, esse trabalho de constante interação dos desenvolvedores com o código pode otimizar a sua performance. Assim, é possível encurtar o tempo de execução e processamento das tarefas, encontrando atalhos para ativação de funcionalidades.</text:p>
      <text:p text:style-name="P13">Além da estabilidade, updates constantes trazem mais desempenho geral para o SO. Por isso, quem se preocupa em manter as atualizações em dia garante sempre o máximo de poder em sua ferramenta de trabalho — tanto para a gestão de ativos tecnológicos quanto para a manutenção e utilização de sua infraestrutura de TI.</text:p>
      <text:p text:style-name="P13"/>
      <text:h text:style-name="P2" text:outline-level="3">3. Introdução de novos recursos</text:h>
      <text:p text:style-name="P13">Outra coisa comum de acontecer é inclusão de novas ferramentas, funcionalidades, aplicações e acessórios para o sistema operacional. Tudo isso, em uma busca frequente de desenvolvedores que atendam às sugestões, pedidos e reclamações de seus clientes.</text:p>
      <text:p text:style-name="P13">Principalmente em SOs com licença corporativa, a implementação de novos recursos é um benefício para todos os negócios. Eles podem ter caráter administrativo, com funções de monitoramento e controle, ou <text:soft-page-break/>produtivo, para inovar as formas de realizar tarefas — com mais agilidade e simplicidade.</text:p>
      <text:p text:style-name="P13"/>
      <text:h text:style-name="P2" text:outline-level="3">4. Aumento da produtividade</text:h>
      <text:p text:style-name="P13">Podemos estender um pouco mais a importância da atualização de sistema para a operação da empresa como um todo. Isso porque, se unimos todos os tópicos pelos quais já passamos, fica claro o ganho em produtividade quando o sistema operacional está sempre em sua versão mais recente:</text:p>
      <text:list xml:id="list3171407000" text:style-name="L1">
        <text:list-item>
          <text:p text:style-name="P22">menos falhas no SO significam menos retrabalho e outros obstáculos em geral, os quais podem comprometer a execução de tarefas — além do tempo ocioso causado por reinícios e congelamentos frequentes; </text:p>
        </text:list-item>
        <text:list-item>
          <text:p text:style-name="P22">mais performance torna tarefas e processos mais ágeis, sem que haja um esforço maior, tornando cada usuário capaz de realizar seu trabalho em menos tempo; </text:p>
        </text:list-item>
        <text:list-item>
          <text:p text:style-name="P14">novos recursos trazem novas ferramentas, ou a adequação das já existentes, para que as etapas produtivas vigentes sejam feitas com mais facilidade, confiabilidade e menos gargalos. </text:p>
        </text:list-item>
      </text:list>
      <text:p text:style-name="P13">De acordo com o que foi dito anteriormente, uma empresa atualizada é uma empresa produtiva. Unindo o SO em sua capacidade máxima a uma TI proativa e preocupada em transformar seus ativos em estratégias de negócio, você tem tudo para auxiliar no crescimento da empresa.</text:p>
      <text:p text:style-name="P13"/>
      <text:h text:style-name="P2" text:outline-level="3">5. Aprimoramento da segurança</text:h>
      <text:p text:style-name="Text_20_body"><text:span text:style-name="T2">Mas, além da parte produtiva, queremos falar de outro importante aspecto das atualizações: como elas garantem mais </text:span><text:span text:style-name="T8">segurança para a sua infraestrutura</text:span><text:span text:style-name="T2">. Muitas das falhas que citamos não são apenas bugs que atrapalham o funcionamento do SO, são portas invisíveis que podem ser exploradas por criminosos para invadir um computador logado no sistema e ter acesso a dados privados.</text:span></text:p>
      <text:p text:style-name="P13"><text:soft-page-break/>A possibilidade de invasão constitui uma questão ainda mais séria do que se pensa. Na verdade, esse tipo de brecha é muito restrito e, na maioria das vezes, corrigido em atualizações antes mesmo que possa ser um perigo real. É aí que está o problema: quando a desenvolvedora lança uma atualização, ela descreve as falhas corrigidas que são comparáveis, colocando lado a lado o código das duas versões.</text:p>
      <text:p text:style-name="P13"/>
      <text:p text:style-name="P5"><text:span text:style-name="T12">5 </text:span><text:span text:style-name="T13">malefícios</text:span><text:span text:style-name="T12"> ao </text:span><text:span text:style-name="T14">não</text:span><text:span text:style-name="T12"> atualizar o sistema</text:span></text:p>
      <text:p text:style-name="P5"><text:span text:style-name="T12"/></text:p>
      <text:h text:style-name="Heading_20_3" text:outline-level="3"><text:span text:style-name="T2">1. Facilita o acesso de cibercriminosos</text:span></text:h>
      <text:p text:style-name="P13">Os softwares desatualizados facilitam a invasão de cibercriminosos. A falta de atualizações de segurança torna os sistemas vulneráveis, pois elas são criadas justamente para eliminar qualquer brecha em versões anteriores dos sistemas.</text:p>
      <text:p text:style-name="Text_20_body"><text:span text:style-name="T2">O Wanna Cry, por exemplo, é uma ameaça que aproveita a falta de atualizações em sistemas operacionais Windows para invadir computadores. De acordo com a Avast, em março de 2018, foram registradas 54 milhões de </text:span><text:span text:style-name="T5">tentativas de ataque do ransomware</text:span><text:span text:style-name="T2">, bloqueadas pelo antivírus.</text:span></text:p>
      <text:p text:style-name="P13"/>
      <text:h text:style-name="P2" text:outline-level="3">2. Causa perda de dados</text:h>
      <text:p text:style-name="P13">Diversos fatores podem causar a perda de dados, e o backup é a solução para evitá-la. Porém, o próprio software pode apresentar falha, caso não seja atualizado. A atualização de software faz melhorias no sistema, ou seja, corrige os erros que são encontrados durante o processo.</text:p>
      <text:p text:style-name="Text_20_body"><text:span text:style-name="T2">Nesse caso, além de fazer a atualização de software, </text:span><text:span text:style-name="T5">a empresa deve investir no backup em nuvem </text:span><text:span text:style-name="T2">para manter os dados seguros em um ambiente que pode ser acessado de outras formas.</text:span></text:p>
      <text:p text:style-name="Text_20_body"><text:span text:style-name="T2"/></text:p>
      <text:h text:style-name="P2" text:outline-level="3"><text:soft-page-break/>3. Apresenta bugs no sistema operacional</text:h>
      <text:p text:style-name="P13">A falha de software provoca bugs em todo o seu sistema. Isso é causado por sistemas complexos, integrados com diversos softwares. A falha em um único recurso pode impactar todo o processo, pois as informações estão conectadas e, muitas vezes, são dependentes.</text:p>
      <text:p text:style-name="P13">Mantenha os seus softwares e programas atualizados com as versões suportadas pelo fabricante. Dificilmente um fornecedor prestará suporte a um sistema que não está atualizado. Assim, além de sofrer com algum bug, a empresa terá que pagar pelo suporte de um técnico.</text:p>
      <text:p text:style-name="P13"/>
      <text:h text:style-name="P2" text:outline-level="3">4. Impacta a produtividade de forma negativa</text:h>
      <text:p text:style-name="P13">A falta de atualização de software causa impactos negativos na produtividade da empresa, pois os sistemas apresentam mau funcionamento, se tornam mais lentos, processos em andamento são interrompidos com o fechamento involuntário de programas, além de ocorrer lentidão e outros problemas.</text:p>
      <text:p text:style-name="P13">Falhas como essas prejudicam o trabalho dos profissionais, fazendo com que as atividades sejam constantemente interrompidas e até causando a perda de dados, arquivos etc.</text:p>
      <text:p text:style-name="Text_20_body"/>
      <text:h text:style-name="P2" text:outline-level="3">5. Gera incompatibilidade com outros sistemas</text:h>
      <text:p text:style-name="P13">A tecnologia está em constante evolução e novos recursos de trabalho são implementados quase que diariamente. Com isso, os softwares que a empresa contrata devem acompanhar o novo mercado e permitir a integração.</text:p>
      <text:p text:style-name="P13">Sistemas muito antigos são atualizados, frequentemente, para atender as necessidades de seus usuários. Quando a empresa não faz a atualização de software, corre o risco de causar a incompatibilidade com outros sistemas.</text:p>
      <text:p text:style-name="P13"/>
      <text:p text:style-name="P6"><text:span text:style-name="T1"/></text:p>
      <text:p text:style-name="P6"><text:soft-page-break/><text:span text:style-name="T1">Protocolos de Rede</text:span></text:p>
      <text:p text:style-name="P6"><text:span text:style-name="T1"/></text:p>
      <text:p text:style-name="P15">Para que seja possível uma comunicação entre computadores é necessário que algumas regras sejam estabelecidas. Esse conjunto de normas e padrões que definem como se dará esse contato é conhecido como protocolos de rede.</text:p>
      <text:p text:style-name="P17"><text:span text:style-name="T17">E</text:span>xplicaremos <text:span text:style-name="T17">agora </text:span>o que são os protocolos de rede e abordaremos mais a fundo os seus principais tipos. </text:p>
      <text:p text:style-name="P13"/>
      <text:h text:style-name="P1" text:outline-level="2">O que são protocolos de rede?</text:h>
      <text:p text:style-name="P13">Protocolos de rede são os conjuntos de normas que permitem que duas ou mais máquinas conectadas à internet se comuniquem entre si. Funciona como uma linguagem universal, que pode ser interpretada por computadores de qualquer fabricante, por meio de qualquer sistema operacional.</text:p>
      <text:p text:style-name="P13">Eles são responsáveis por pegar os dados transmitidos pela rede e dividi-los em pequenos pedaços, que são chamados de pacotes. Cada pacote carrega em si informações de endereçamento de origem e destino. Os protocolos também são responsáveis pela sistematização das fases de estabelecimento, controle, tráfego e encerramento.</text:p>
      <text:p text:style-name="P13">Existem três elementos-chave que definem os protocolos de rede. São eles:</text:p>
      <text:list xml:id="list1851198855" text:style-name="L2">
        <text:list-item>
          <text:p text:style-name="P23">sintaxe: representa o formato dos dados e a ordem pela qual eles são apresentados; </text:p>
        </text:list-item>
        <text:list-item>
          <text:p text:style-name="P23">semântica: refere-se ao significado de cada conjunto sintático que dá sentido à mensagem enviada; </text:p>
        </text:list-item>
        <text:list-item>
          <text:p text:style-name="P16">timing: define uma velocidade aceitável de transmissão dos pacotes. </text:p>
        </text:list-item>
      </text:list>
      <text:p text:style-name="P13"/>
      <text:h text:style-name="P1" text:outline-level="2"><text:soft-page-break/>Quais são os principais tipos de protocolos de rede?</text:h>
      <text:p text:style-name="P13">Para que a comunicação entre computadores seja realizada corretamente, é necessário que ambos os computadores estejam configurados segundo os mesmos parâmetros e obedeçam aos mesmos padrões de comunicação.</text:p>
      <text:p text:style-name="P13">A rede é dividida em camadas, cada uma com uma função específica. Os diversos tipos de protocolos de rede variam de acordo com o tipo de serviço utilizado e a camada correspondente. Conheça a seguir as principais camadas e seus tipos de protocolos principais:</text:p>
      <text:list xml:id="list835559432" text:style-name="L3">
        <text:list-item>
          <text:p text:style-name="P25"><text:span text:style-name="T2">camada de aplicação: WWW, HTTP, SMTP, Telnet, FTP, SSH, NNTP, RDP, IRC, </text:span><text:span text:style-name="T7">SNMP</text:span><text:span text:style-name="T2">, POP3, IMAP, SIP, DNS, PING; </text:span></text:p>
        </text:list-item>
        <text:list-item>
          <text:p text:style-name="P24">camada de transporte: TCP, UDP, RTP, DCCP, SCTP; </text:p>
        </text:list-item>
        <text:list-item>
          <text:p text:style-name="P25"><text:span text:style-name="T2">camada de rede: IPv4, </text:span><text:span text:style-name="T7">IPv6</text:span><text:span text:style-name="T2">, IPsec, ICMP; </text:span></text:p>
        </text:list-item>
        <text:list-item>
          <text:p text:style-name="P18">camada de ligação física: Ethernet, Modem, PPP, FDDi. </text:p>
        </text:list-item>
      </text:list>
      <text:p text:style-name="P13"/>
      <text:p text:style-name="P13">Selecionamos neste artigo 11 dos principais tipos de protocolos de rede para analisarmos mais a fundo. Vamos conhecê-los nos tópicos seguintes.</text:p>
      <text:p text:style-name="Text_20_body"/>
      <text:h text:style-name="P2" text:outline-level="3">1. IP</text:h>
      <text:p text:style-name="Text_20_body"><text:span text:style-name="T2">O protocolo IP, do termo em inglês </text:span><text:a xlink:type="simple" xlink:href="https://pt.wikipedia.org/wiki/Protocolo_de_Internet" office:target-frame-name="_blank" xlink:show="new" text:style-name="Internet_20_link" text:visited-style-name="Visited_20_Internet_20_Link"><text:span text:style-name="T2">Internet Protocol</text:span></text:a><text:span text:style-name="T2"> (Protocolo de Internet) faz parte da camada de internet e é um dos protocolos mais importantes da web. Ele permite a elaboração e transporte dos pacotes de dados, porém sem assegurar a sua entrega.</text:span></text:p>
      <text:p text:style-name="P13">O destinatário da mensagem é determinado por meio dos campos de endereço IP (endereço do computador), máscara de sub rede (determina parte do endereço que se refere à rede) e o campo gateway estreita por padrão (permite saber qual o computador de destino, caso não esteja localizado na rede local).</text:p>
      <text:p text:style-name="Text_20_body"> </text:p>
      <text:h text:style-name="P2" text:outline-level="3"><text:soft-page-break/>2. TCP/IP</text:h>
      <text:p text:style-name="P13">Trata-se do acrônimo de dois protocolos combinados. São eles o TCP (Transmission Control Protocol — Protocolo de Controle de Transmissão) e IP Internet Protocol — Protocolo de Internet).</text:p>
      <text:p text:style-name="P13">Juntos, são os responsáveis pela base de envio e recebimento de dados por toda a internet. Essa pilha de protocolos é dividida em 4 camadas:</text:p>
      <text:list xml:id="list2201149010" text:style-name="L4">
        <text:list-item>
          <text:p text:style-name="P26"><text:span text:style-name="Strong_20_Emphasis"><text:span text:style-name="T2">aplicação: </text:span></text:span><text:span text:style-name="T2">usada para enviar e receber dados de outros programas pela internet. Nessa camada estão os protocolos HTTP, FTP e SMTP; </text:span></text:p>
        </text:list-item>
        <text:list-item>
          <text:p text:style-name="P26"><text:span text:style-name="Strong_20_Emphasis"><text:span text:style-name="T2">transporte: </text:span></text:span><text:span text:style-name="T2">responsável por transportar os arquivos dos pacotes recebidos da camada de aplicação. Eles são organizados e transformados em outros menores, que serão enviados à rede; </text:span></text:p>
        </text:list-item>
        <text:list-item>
          <text:p text:style-name="P26"><text:span text:style-name="Strong_20_Emphasis"><text:span text:style-name="T2">rede: </text:span></text:span><text:span text:style-name="T2">os arquivos empacotados na camada de transporte são recebidos e anexados ao IP da máquina que envia e recebe os dados. Em seguida, eles são enviados pela internet; </text:span></text:p>
        </text:list-item>
        <text:list-item>
          <text:p text:style-name="P19"><text:span text:style-name="Strong_20_Emphasis"><text:span text:style-name="T2">interface: </text:span></text:span><text:span text:style-name="T2">é a camada que executa o recebimento ou o envio de arquivos na web. </text:span></text:p>
        </text:list-item>
      </text:list>
      <text:p text:style-name="Text_20_body"/>
      <text:h text:style-name="P2" text:outline-level="3">3. HTTP/HTTPS</text:h>
      <text:p text:style-name="Text_20_body"><text:span text:style-name="T2">O protocolo HTTP (Hypertext Transfer Protocol — Protocolo de Transferência de Hipertexto) é usado para navegação em </text:span><text:span text:style-name="T6">sites da intert</text:span><text:span text:style-name="T2">. Funciona como uma conexão entre o cliente (browser) e o servidor (site ou domínio).</text:span></text:p>
      <text:p text:style-name="P13">O navegador envia um pedido de acesso a uma página, e o servidor retorna uma resposta de permissão de acesso. Junto com ela são enviados também os arquivos da página que o usuário deseja acessar.</text:p>
      <text:p text:style-name="P13">Já o HTTPS (Hyper Text Transfer Secure — Protocolo de Transferência de Hipertexto Seguro) funciona exatamente como o HTTP, porém, existe uma camada de proteção a mais. Isso significa que os sites que utilizam esse protocolo são de acesso seguro.</text:p>
      <text:p text:style-name="Text_20_body"><text:span text:style-name="T2">O protocolo HTTPS é comumente usado por sites com sistemas de pagamentos. Esse tipo de site depende de proteção que garanta a </text:span><text:soft-page-break/><text:span text:style-name="T2">integridade dos dados, informações de conta e cartão de créditos dos usuários. A </text:span><text:span text:style-name="T6">segurança </text:span><text:span text:style-name="T2">é feita por meio de uma certificação digital, que cria uma criptografia para impedir ameaças e </text:span><text:span text:style-name="T6">ataques virtuais</text:span><text:span text:style-name="T2">.</text:span></text:p>
      <text:p text:style-name="P21"/>
      <text:h text:style-name="P3" text:outline-level="3">4. FTP</text:h>
      <text:p text:style-name="P13">Significa Protocolo de Transferência de Arquivos (do inglês File Transfer Protocol). É a forma mais simples para transferir dados entre dois computadores utilizando a rede.</text:p>
      <text:p text:style-name="P13">O protocolo FTP <text:span text:style-name="T18">f</text:span>unciona com dois tipos de conexão: a do cliente (computador que faz o pedido de conexão) e do servidor (computador que recebe o pedido de conexão e fornece o arquivo ou documento solicitado pelo cliente).</text:p>
      <text:p text:style-name="P13">O FTP é útil caso o usuário perca o acesso ao painel de controle do seu site. Assim sendo,essa ferramenta pode ser usada para realizar ajustes página, adicionar ou excluir arquivos, ou ainda solucionar qualquer outra questão no site.</text:p>
      <text:h text:style-name="Heading_20_3" text:outline-level="3"/>
      <text:h text:style-name="P2" text:outline-level="3">5. SFTP</text:h>
      <text:p text:style-name="P13">Simple Transfer Protocol (Protocolo de Transferência Simples de Arquivos) consiste no protocolo FTP acrescido de uma camada de proteção para arquivos transferidos.</text:p>
      <text:p text:style-name="P13">Nele, a troca de informações é feita por meio de pacotes com a tecnologia SSH (Secure Shell – Bloqueio de Segurança), que autenticam e protegem a conexão entre cliente e servidor. O usuário define quantos arquivos serão transmitidos simultaneamente e define um sistema de senhas para reforçar a segurança.</text:p>
      <text:p text:style-name="Text_20_body"/>
      <text:h text:style-name="P2" text:outline-level="3">6. SSH</text:h>
      <text:p text:style-name="P13">SSH (Secure Shell, já citado acima) é um dos protocolos específicos de segurança de troca de arquivos entre cliente e servidor. Funciona a partir <text:soft-page-break/>de uma chave pública. Ela verifica e autentica se o servidor que o cliente deseja acessar é realmente legítimo.</text:p>
      <text:p text:style-name="P13">O usuário define um sistema de proteção para o site sem comprometer o seu desempenho. Ele fortifica a segurança do projeto e garante maior confiança e estabilidade na transferência de arquivos.</text:p>
      <text:p text:style-name="Text_20_body"/>
      <text:h text:style-name="P2" text:outline-level="3">7. SSL</text:h>
      <text:p text:style-name="P13">O protocolo SSL (Secure Sockets Layer — Camada de Portas de Segurança) permite a comunicação segura entre os lados cliente e servidor de uma aplicação web, por meio de uma confirmação da identidade de um servidor e a verificação do seu nível de confiança.</text:p>
      <text:p text:style-name="P13">Ele age como uma subcamada nos protocolos de comunicação na internet (TCP/IP). Funciona com a autenticação das partes envolvidas na troca de informações.</text:p>
      <text:p text:style-name="P13">A conexão SSL é sempre iniciada pelo cliente, que solicita conexão com um site seguro. O browser, então, solicita o envio do Certificado Digital e verifica se ele é confiável, válido, e se está relacionado ao site que fez o envio. Após a confirmação das informações, a chave pública é enviada e as mensagens podem ser trocadas.</text:p>
      <text:p text:style-name="Text_20_body"/>
      <text:h text:style-name="P2" text:outline-level="3">8. ICMP</text:h>
      <text:p text:style-name="P13">Sigla para Internet Control Message Protocol (Protocolo de Mensagens de Controle da Internet). Esse protocolo autoriza a criação de mensagens relativas ao IP, mensagens de erro e pacotes de teste.</text:p>
      <text:p text:style-name="P13">Ele permite gerenciar as informações relativas a erros nas máquinas conectadas. O protocolo IP não corrige esses erros, mas os mostra para os protocolos das camadas vizinhas. Por isso, o protocolo ICMP é usado pelos roteadores para assinalar um erro, chamado de Delivery Problem (Problema de Entrega).</text:p>
      <text:p text:style-name="P13"/>
      <text:h text:style-name="P2" text:outline-level="3"><text:soft-page-break/>9. SMTP</text:h>
      <text:p text:style-name="P13">Protocolo para transferência de e-mail simples (Simple Mail Transfer Protocol) é comumente utilizado para transferir e-mails de um servidor para outro, em conexão ponto a ponto.</text:p>
      <text:p text:style-name="P13">As mensagens são capturadas e enviadas ao protocolo SMTP, que as encaminha aos destinatários finais em um processo automatizado e quase instantâneo. O usuário não tem autorização para realizar o download das mensagens no servidor.</text:p>
      <text:p text:style-name="Text_20_body"/>
      <text:h text:style-name="P4" text:outline-level="3">10. TELNET</text:h>
      <text:p text:style-name="P20">Protocolo de acesso remoto. É um protocolo padrão da Internet que permite obter uma interface de terminais e aplicações pela web. Fornece regras básicas para ligar um cliente a um intérprete de comando.</text:p>
      <text:p text:style-name="P20">Ele tem como base uma conexão TCP para enviar dados em formato ASCII codificados em 8 bits, entre os quais se intercalam sequências de controle Telnet. Assim, fornece um sistema orientado para a comunicação bidirecional e fácil de aplicar.</text:p>
      <text:p text:style-name="Text_20_body"/>
      <text:h text:style-name="P2" text:outline-level="3">11. POP3</text:h>
      <text:p text:style-name="P13">Acrônimo para Post Office Protocol 3 (Protocolo de Correios 3). É um protocolo utilizado para troca de mensagens eletrônicas. Funciona da seguinte forma: um servidor de email recebe e armazena mensagens. O cliente se autentica ao servidor da caixa postal para poder acessar e ler as mensagens.</text:p>
      <text:p text:style-name="P13">Assim, as mensagens armazenadas no servidor são transferidas em sequência para o computador do cliente. Quando, a conexão é encerrada as mensagens ainda são acessadas no modo offline.</text:p>
      <text:p text:style-name="P13"/>
      <text:p text:style-name="P6"><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an serif" svg:font-family="'San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0-06-25T13:25:01.669732229</meta:creation-date>
    <dc:date>2020-06-25T15:50:58.904233577</dc:date>
    <meta:editing-duration>PT1H14M15S</meta:editing-duration>
    <meta:editing-cycles>10</meta:editing-cycles>
    <meta:generator>LibreOffice/6.4.4.2$Linux_X86_64 LibreOffice_project/3d775be2011f3886db32dfd395a6a6d1ca2630ff</meta:generator>
    <meta:document-statistic meta:table-count="0" meta:image-count="0" meta:object-count="0" meta:page-count="12" meta:paragraph-count="99" meta:word-count="3005" meta:character-count="18935" meta:non-whitespace-character-count="16004"/>
  </office:meta>
</office:document-meta>
</file>